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010000011F73611C2D44071294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7" style:family="paragraph" style:parent-style-name="Sous-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8" style:family="paragraph" style:parent-style-name="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8.636cm" style:type="center"/>
          <style:tab-stop style:position="16.637cm" style:type="right"/>
        </style:tab-stops>
      </style:paragraph-properties>
    </style:style>
    <style:style style:name="P10" style:family="paragraph" style:parent-style-name="Text_20_body">
      <style:text-properties officeooo:paragraph-rsid="00116f6d"/>
    </style:style>
    <style:style style:name="P11" style:family="paragraph" style:parent-style-name="Text_20_body">
      <loext:graphic-properties draw:fill="solid" draw:fill-color="#ffffcc" draw:opacity="100%"/>
      <style:paragraph-properties fo:background-color="#ffffcc"/>
    </style:style>
    <style:style style:name="P12" style:family="paragraph" style:parent-style-name="Text_20_body">
      <style:paragraph-properties fo:margin-left="0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13" style:family="paragraph" style:parent-style-name="Text_20_body">
      <style:paragraph-properties fo:margin-left="0cm" fo:margin-right="3.247cm" fo:text-indent="0cm" style:auto-text-indent="false" fo:break-before="pag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14" style:family="paragraph" style:parent-style-name="Standard" style:list-style-name="">
      <style:text-properties officeooo:rsid="0012057a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ext_20_body" style:list-style-name="L1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4">
      <style:text-properties fo:font-weight="normal" style:font-weight-asian="normal" style:font-weight-complex="normal"/>
    </style:style>
    <style:style style:name="P20" style:family="paragraph" style:parent-style-name="Text_20_body" style:list-style-name="L4">
      <style:text-properties fo:font-weight="normal" officeooo:paragraph-rsid="0020815a" style:font-weight-asian="normal" style:font-weight-complex="normal"/>
    </style:style>
    <style:style style:name="P21" style:family="paragraph" style:parent-style-name="Text_20_body" style:list-style-name="L4">
      <style:text-properties fo:font-weight="normal" officeooo:rsid="001f507e" officeooo:paragraph-rsid="001f507e" style:font-weight-asian="normal" style:font-weight-complex="normal"/>
    </style:style>
    <style:style style:name="P22" style:family="paragraph" style:parent-style-name="Text_20_body" style:list-style-name="L3">
      <style:text-properties fo:font-weight="normal" style:font-weight-asian="normal" style:font-weight-complex="normal"/>
    </style:style>
    <style:style style:name="P23" style:family="paragraph" style:parent-style-name="Text_20_body" style:list-style-name="L3">
      <style:text-properties fo:font-weight="normal" officeooo:paragraph-rsid="001a5adb" style:font-weight-asian="normal" style:font-weight-complex="normal"/>
    </style:style>
    <style:style style:name="P24" style:family="paragraph" style:parent-style-name="Text_20_body" style:list-style-name="L3">
      <style:text-properties fo:font-weight="normal" officeooo:paragraph-rsid="001f2d46" style:font-weight-asian="normal" style:font-weight-complex="normal"/>
    </style:style>
    <style:style style:name="P25" style:family="paragraph" style:parent-style-name="Text_20_body" style:list-style-name="L4">
      <style:text-properties fo:font-size="10pt" fo:font-weight="normal" officeooo:paragraph-rsid="0020815a" style:font-size-asian="10pt" style:font-weight-asian="normal" style:font-size-complex="10pt" style:font-weight-complex="normal"/>
    </style:style>
    <style:style style:name="P26" style:family="paragraph" style:parent-style-name="Text_20_body" style:list-style-name="L3">
      <style:text-properties fo:font-weight="bold" style:font-weight-asian="bold" style:font-weight-complex="bold"/>
    </style:style>
    <style:style style:name="P27" style:family="paragraph" style:parent-style-name="Text_20_body" style:list-style-name="L3">
      <style:text-properties fo:font-weight="bold" officeooo:rsid="001d938a" officeooo:paragraph-rsid="001d938a" style:font-weight-asian="bold" style:font-weight-complex="bold"/>
    </style:style>
    <style:style style:name="P28" style:family="paragraph" style:parent-style-name="Text_20_body" style:list-style-name="L2">
      <style:paragraph-properties fo:margin-left="1.27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29" style:family="paragraph" style:parent-style-name="Text_20_body" style:list-style-name="L2">
      <style:paragraph-properties fo:margin-left="1.27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officeooo:paragraph-rsid="001f2d46"/>
    </style:style>
    <style:style style:name="P30" style:family="paragraph" style:parent-style-name="Heading_20_1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31" style:family="paragraph" style:parent-style-name="Intitulé_20_document" style:master-page-name="Standard">
      <loext:graphic-properties draw:fill="solid" draw:fill-color="#ffffff" draw:opacity="100%"/>
      <style:paragraph-properties fo:margin-top="0cm" fo:margin-bottom="0.847cm" loext:contextual-spacing="false" style:page-number="1" fo:background-color="#ffffff"/>
    </style:style>
    <style:style style:name="T1" style:family="text">
      <style:text-properties fo:font-variant="normal" fo:text-transform="none"/>
    </style:style>
    <style:style style:name="T2" style:family="text">
      <style:text-properties officeooo:rsid="00144c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6440" style:font-weight-asian="bold" style:font-weight-complex="bold"/>
    </style:style>
    <style:style style:name="T5" style:family="text">
      <style:text-properties fo:font-weight="bold" officeooo:rsid="001a9243" style:font-weight-asian="bold" style:font-weight-complex="bold"/>
    </style:style>
    <style:style style:name="T6" style:family="text">
      <style:text-properties fo:font-weight="bold" officeooo:rsid="00202b5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9243" style:font-weight-asian="normal" style:font-weight-complex="normal"/>
    </style:style>
    <style:style style:name="T9" style:family="text">
      <style:text-properties fo:font-weight="normal" officeooo:rsid="001d938a" style:font-weight-asian="normal" style:font-weight-complex="normal"/>
    </style:style>
    <style:style style:name="T10" style:family="text">
      <style:text-properties fo:font-weight="normal" officeooo:rsid="001f2d46" style:font-weight-asian="normal" style:font-weight-complex="normal"/>
    </style:style>
    <style:style style:name="T11" style:family="text">
      <style:text-properties fo:font-weight="normal" officeooo:rsid="0020815a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116740"/>
    </style:style>
    <style:style style:name="T15" style:family="text">
      <style:text-properties officeooo:rsid="00116f6d"/>
    </style:style>
    <style:style style:name="T16" style:family="text">
      <style:text-properties officeooo:rsid="0012057a"/>
    </style:style>
    <style:style style:name="T17" style:family="text">
      <style:text-properties officeooo:rsid="0013ea60"/>
    </style:style>
    <style:style style:name="T18" style:family="text">
      <style:text-properties officeooo:rsid="00181b99"/>
    </style:style>
    <style:style style:name="T19" style:family="text">
      <style:text-properties officeooo:rsid="001a5adb"/>
    </style:style>
    <style:style style:name="T20" style:family="text">
      <style:text-properties officeooo:rsid="001a9243"/>
    </style:style>
    <style:style style:name="T21" style:family="text">
      <style:text-properties fo:color="#ff3333" style:text-underline-style="solid" style:text-underline-width="auto" style:text-underline-color="font-color" officeooo:rsid="001a9243"/>
    </style:style>
    <style:style style:name="T22" style:family="text">
      <style:text-properties officeooo:rsid="001d938a"/>
    </style:style>
    <style:style style:name="T23" style:family="text">
      <style:text-properties officeooo:rsid="001f2d46"/>
    </style:style>
    <style:style style:name="T24" style:family="text">
      <style:text-properties officeooo:rsid="00202b56"/>
    </style:style>
    <style:style style:name="T25" style:family="text">
      <style:text-properties officeooo:rsid="0020815a"/>
    </style:style>
    <style:style style:name="T26" style:family="text">
      <style:text-properties style:font-name="Times New Roman" officeooo:rsid="0020815a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0815a" style:font-style-asian="italic" style:font-weight-asian="bold" style:font-style-complex="italic" style:font-weight-complex="bold"/>
    </style:style>
    <style:style style:name="T29" style:family="text">
      <style:text-properties fo:color="#9900ff" style:font-name="Times New Roman" officeooo:rsid="0020815a"/>
    </style:style>
    <style:style style:name="T30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8">Travaux dirigés</text:p>
      <text:p text:style-name="P7"><text:span text:style-name="T17">L</text:span>es classes et les instances en <text:span text:style-name="T17">JAVA</text:span></text:p>
      <text:h text:style-name="P30" text:outline-level="1">objectif</text:h>
      <text:p text:style-name="P9">Définir une classe, ses caractéristiques, ses comportements</text:p>
      <text:h text:style-name="P30" text:outline-level="1">Travail</text:h>
      <text:p text:style-name="Text_20_body">Nous allons définir puis tester une classe en java. Ce premier TD va mettre en oeuvre en la complétant la classe Point présentée en cours.</text:p>
      <text:h text:style-name="Heading_20_2" text:outline-level="2">Analyse<text:span text:style-name="T20"> </text:span><text:span text:style-name="T21">(Attention rien à coder sur machine ici)</text:span></text:h>
      <text:p text:style-name="Text_20_body">Actuellement la classe Point vue en cours est capable de créer un point. Toutefois la plupart du temps, le point à créer est fourni lors de sa construction :</text:p>
      <text:list xml:id="list35007483" text:style-name="L1">
        <text:list-item>
          <text:p text:style-name="P16"><text:span text:style-name="T14">A</text:span>vec des paramètres contenant les coordonnées du point à créer (abscisse et ordonnée).</text:p>
        </text:list-item>
        <text:list-item>
          <text:p text:style-name="P16">Avec un autre point fourni en paramètre</text:p>
        </text:list-item>
      </text:list>
      <text:list xml:id="list1571678846" text:style-name="Numbering_20_1">
        <text:list-item>
          <text:p text:style-name="question"><text:span text:style-name="T24">Proposez une</text:span> la classe point pour fabriquer un objet point selon la description ci<text:span text:style-name="T15">-d</text:span>essus. Combien y a-t-il alors de constructeurs ? </text:p>
        </text:list-item>
      </text:list>
      <text:p text:style-name="Text_20_body">Définir le moyen de créer des objets géométriques ayant les caractéristiques suivantes ou à définir</text:p>
      <text:list xml:id="list1286617190" text:style-name="L2">
        <text:list-item>
          <text:p text:style-name="P29">des carrés<text:span text:style-name="T22">, on doit pouvoir calculer </text:span><text:span text:style-name="T9">l</text:span><text:span text:style-name="T10">'aire</text:span><text:span text:style-name="T9"> </text:span><text:span text:style-name="T22"><text:s/>de ces derniers</text:span></text:p>
        </text:list-item>
        <text:list-item>
          <text:p text:style-name="P29">des cercles<text:span text:style-name="T22">, on doit pouvoir calculer </text:span><text:span text:style-name="T9">l</text:span><text:span text:style-name="T10">'aire</text:span><text:span text:style-name="T9"> </text:span><text:span text:style-name="T22">de ces derniers</text:span></text:p>
        </text:list-item>
        <text:list-item>
          <text:p text:style-name="P28">des lignes constituées de traits continus, pointillés avec une longueur <text:span text:style-name="T22">calculable</text:span>, positionnée sur un plan, d'une épaisseur connue</text:p>
        </text:list-item>
      </text:list>
      <text:list xml:id="list150416289680986" text:continue-list="list1571678846" text:style-name="Numbering_20_1">
        <text:list-item>
          <text:p text:style-name="question"><text:span text:style-name="T15">D</text:span>éfinissez les classes correspondantes avec leurs attributs et au moins un constructeur</text:p>
        </text:list-item>
        <text:list-item>
          <text:p text:style-name="question">Créer des objets des types précédents dans une fonction principale d'une classe nommée Geometrique <text:span text:style-name="T15">(cette classe ne contiendra qu'un "main").</text:span></text:p>
        </text:list-item>
      </text:list>
      <text:p text:style-name="P12"/>
      <text:p text:style-name="P13"/>
      <text:h text:style-name="Heading_20_2" text:outline-level="2"><text:span text:style-name="T15">C</text:span>odage de la classe Point</text:h>
      <text:p text:style-name="Text_20_body"/>
      <text:p text:style-name="P10"><text:span text:style-name="T24">U</text:span>tiliser <text:span text:style-name="T15">Netbeans</text:span> pour tester votre travail. </text:p>
      <text:list xml:id="list3039191403" text:style-name="L3">
        <text:list-item>
          <text:p text:style-name="P17">Créez un projet de nom <text:span text:style-name="T3">TD</text:span><text:span text:style-name="T6">Geometrie</text:span></text:p>
        </text:list-item>
        <text:list-item>
          <text:p text:style-name="P17">Créez un paquetage <text:span text:style-name="T3">figGeometrique</text:span><text:span text:style-name="T7"> dans lequel vous placerez les classes associées à ce type d'objets</text:span><text:span text:style-name="T8"> (classes </text:span><text:span text:style-name="T5">Point</text:span><text:span text:style-name="T8">, </text:span><text:span text:style-name="T5">Geometrique</text:span><text:span text:style-name="T8">)</text:span></text:p>
        </text:list-item>
      </text:list>
      <text:list xml:id="list4154955672" text:style-name="L4">
        <text:list-item>
          <text:p text:style-name="P18"><text:span text:style-name="T7">Définissez dans ce paquetage la classe </text:span><text:span text:style-name="T3">Point</text:span><text:span text:style-name="T7">. Elle sera conforme </text:span><text:span text:style-name="T11">à ce qui suit</text:span><text:span text:style-name="T7"> :</text:span></text:p>
          <text:list>
            <text:list-item>
              <text:p text:style-name="P19"><text:span text:style-name="T25">2 attributs x et y</text:span> privés<text:span text:style-name="T25"> de type double</text:span></text:p>
            </text:list-item>
            <text:list-item>
              <text:p text:style-name="P19"><text:span text:style-name="T25">3</text:span> constructeurs<text:span text:style-name="T25"> (sans paramètres, avec paramètres, avec un autre point)</text:span></text:p>
            </text:list-item>
            <text:list-item>
              <text:p text:style-name="P20"><text:span text:style-name="T25">Une méthode </text:span><text:span text:style-name="T27">translater</text:span><text:span text:style-name="T25"> qui déplacera le point en abscisse et en ordonnée selon les offsets en paramètre.</text:span></text:p>
            </text:list-item>
            <text:list-item>
              <text:p text:style-name="P25"><text:span text:style-name="T25">Une méthode </text:span><text:span text:style-name="T28">calculerD</text:span><text:span text:style-name="T27">istance</text:span><text:span text:style-name="T25"> qui calculera la distance du point par rapport à l'origine (voici le code permettant de faire le calcul en JAVA : </text:span><text:span text:style-name="T29">Math.sqrt(x*x+y*y)</text:span><text:span text:style-name="T26">)</text:span></text:p>
            </text:list-item>
            <text:list-item>
              <text:p text:style-name="P21">Une méthode <text:span text:style-name="T27">calculerDistancePoint</text:span> prenant en paramètre un Point et permettant de calculer la distance entre la point courant et le point en paramètre.</text:p>
              <text:p text:style-name="P21">On rappel la formule: <draw:frame draw:style-name="fr2" draw:name="Objet1" text:anchor-type="as-char" svg:width="5.639cm" svg:height="0.601cm" draw:z-index="1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18"><text:span text:style-name="T7">une méthode </text:span><text:span text:style-name="T3">afficher</text:span><text:span text:style-name="T7"> qui va </text:span><text:span text:style-name="T11">afficher à l'écran</text:span><text:span text:style-name="T7"> l'abscisse et l'ordonnée du point.</text:span></text:p>
            </text:list-item>
          </text:list>
        </text:list-item>
      </text:list>
      <text:list xml:id="list150415804109516" text:continue-list="list3039191403" text:style-name="L3">
        <text:list-item text:start-value="1">
          <text:p text:style-name="P17">Créez les points p1, p2<text:span text:style-name="T25">, p3</text:span> et p<text:span text:style-name="T25">4,</text:span> comme <text:span text:style-name="T25">indiqué ci-dessous,</text:span> dans la méthode <text:span text:style-name="T3">main</text:span><text:span text:style-name="T5"> </text:span><text:span text:style-name="T8">de la classe</text:span><text:span text:style-name="T5"> Geometrique</text:span></text:p>
        </text:list-item>
      </text:list>
      <text:p text:style-name="P11"><text:s text:c="8"/><text:bookmark-start text:name="__DdeLink__423_1943138796"/>Point p1, p2, p3, p4 ;</text:p>
      <text:p text:style-name="P11"><text:s text:c="8"/>p1 = new Point() ;</text:p>
      <text:p text:style-name="P11"><text:s text:c="8"/>p2 = new Point(1.0, 2.1) ;</text:p>
      <text:p text:style-name="P11"><text:s text:c="8"/>p3 = new Point(p2) ;</text:p>
      <text:p text:style-name="P11"><text:s text:c="8"/>p4 = p1 ;</text:p>
      <text:p text:style-name="P11"><text:s text:c="8"/>p4.x = 1 ;<text:bookmark-end text:name="__DdeLink__423_1943138796"/></text:p>
      <text:list xml:id="list150416458855451" text:continue-numbering="true" text:style-name="L3">
        <text:list-item>
          <text:p text:style-name="P22"><text:span text:style-name="T24">P</text:span>lacez un point d'arrêt sur la première ligne de main et exécutez en pas à pas le programme</text:p>
        </text:list-item>
      </text:list>
      <text:list xml:id="list150414977206850" text:continue-list="list150416289680986" text:style-name="Numbering_20_1">
        <text:list-item>
          <text:p text:style-name="question">Combien d'objets ont été créés ? Justifiez votre réponse. </text:p>
        </text:list-item>
      </text:list>
      <text:list xml:id="list150416997612292" text:continue-list="list150416458855451" text:style-name="L3">
        <text:list-item text:start-value="1">
          <text:p text:style-name="P22">Ajouter une méthode <text:span text:style-name="T3">afficher</text:span><text:span text:style-name="T7"> qui affichera les coordonnées du point (à votre disposition les méthodes </text:span><text:span text:style-name="T3">print, println </text:span><text:span text:style-name="T12">et </text:span><text:span text:style-name="T13">formats </text:span><text:span text:style-name="T12">associés à l'objet standard de sortie </text:span><text:span text:style-name="T3">out).</text:span></text:p>
        </text:list-item>
        <text:list-item>
          <text:p text:style-name="P22">Affichez les coordonnées de chacun des points après leur création.</text:p>
        </text:list-item>
        <text:list-item>
          <text:p text:style-name="P22">Déplacez le point p2 de {5, 5} puis afficher les coordonnées des trois points.</text:p>
        </text:list-item>
      </text:list>
      <text:list xml:id="list150415119833611" text:continue-list="list150414977206850" text:style-name="Numbering_20_1">
        <text:list-item>
          <text:p text:style-name="question">Que peut-on en <text:s/>conclure quant à l'instanciation d'un objet.</text:p>
        </text:list-item>
      </text:list>
      <text:list xml:id="list150415262830697" text:continue-list="list150416997612292" text:style-name="L3">
        <text:list-item text:start-value="1">
          <text:p text:style-name="P22">On désire maintenant créer un nouveau point p<text:span text:style-name="T18">5</text:span> de même caractéristique que p3.</text:p>
        </text:list-item>
        <text:list-item>
          <text:p text:style-name="P22">On affichera ses coordonnées puis on le déplacera de {5, 5}.</text:p>
        </text:list-item>
      </text:list>
      <text:list xml:id="list150416308668458" text:continue-list="list150415119833611" text:style-name="Numbering_20_1">
        <text:list-item>
          <text:p text:style-name="question">Même question. Comment avez-vous procédé pour démontrer la différence de comportement avec la question 5 ?</text:p>
        </text:list-item>
      </text:list>
      <text:h text:style-name="P14" text:outline-level="2"/>
      <text:h text:style-name="P15" text:outline-level="2"><text:span text:style-name="T16">C</text:span>odage des figures géométriques</text:h>
      <text:list xml:id="list150416917917525" text:continue-list="list150415262830697" text:style-name="L3">
        <text:list-item text:start-value="1">
          <text:p text:style-name="P22"><text:span text:style-name="T19">D</text:span>éfinissez<text:span text:style-name="T19">,</text:span> toujours dans le même paquetage<text:span text:style-name="T19">,</text:span> les classes vues en analyse.</text:p>
          <text:list>
            <text:list-item>
              <text:p text:style-name="P22"><text:span text:style-name="T3">Trait</text:span>. Un trait peut être continu ou pointillé, avec une longueur définie, positionné sur un plan et il a épaisseur connue</text:p>
            </text:list-item>
            <text:list-item>
              <text:p text:style-name="P26">Carre</text:p>
            </text:list-item>
            <text:list-item>
              <text:p text:style-name="P27">Cercle</text:p>
            </text:list-item>
          </text:list>
        </text:list-item>
        <text:list-item>
          <text:p text:style-name="P22">Définissez également une classe <text:span text:style-name="T4">T</text:span><text:span text:style-name="T3">estFigure</text:span> qui devra :</text:p>
          <text:list>
            <text:list-item>
              <text:p text:style-name="P22"><text:span text:style-name="T19">T</text:span>ester chacune des méthodes des classes Carre<text:span text:style-name="T22">, Cercle et</text:span> <text:s/>Ligne</text:p>
            </text:list-item>
            <text:list-item>
              <text:p text:style-name="P23"><text:span text:style-name="T19">C</text:span>réer un objet carre<text:span text:style-name="T23">, un objet cercle et un objet</text:span> ligne</text:p>
            </text:list-item>
            <text:list-item>
              <text:p text:style-name="P23"><text:span text:style-name="T19">Afficher </text:span><text:bookmark-start text:name="__DdeLink__455_1943138796"/>l<text:span text:style-name="T23">'aire</text:span> <text:bookmark-end text:name="__DdeLink__455_1943138796"/>du carré <text:s/></text:p>
            </text:list-item>
            <text:list-item>
              <text:p text:style-name="P24"><text:span text:style-name="T19">Afficher l'aire </text:span>du <text:span text:style-name="T23">cercle</text:span> <text:s/></text:p>
            </text:list-item>
            <text:list-item>
              <text:p text:style-name="P23"><text:span text:style-name="T19">Afficher </text:span>la longueur du trait.</text:p>
            </text:list-item>
          </text:list>
        </text:list-item>
      </text:list>
      <text:list xml:id="list150416807501361" text:continue-list="list150416308668458" text:style-name="Numbering_20_1">
        <text:list-item>
          <text:p text:style-name="question">Quel élément permet de savoir qu'une classe se situe dans un paquetage ?</text:p>
        </text:list-item>
        <text:list-item>
          <text:p text:style-name="question">Peut-on à partir de la classe TestF<text:span text:style-name="T16">i</text:span>gure accéder directement aux attributs de la classe Point ? Et pourquoi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26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1" style:font-family-asian="Tahoma" style:font-pitch-asian="variable" style:font-size-asian="3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229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203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176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fo:line-height="10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8pt" fo:font-style="normal" fo:text-shadow="none" style:text-underline-style="none" fo:font-weight="normal" style:font-name-asian="Tahoma1" style:font-family-asian="Tahoma" style:font-pitch-asian="variable" style:font-size-asian="3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.24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font-name-asian="Tahoma1" style:font-family-asian="Tahoma" style:font-pitch-asian="variable" style:font-size-asian="2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pitch-asian="variable" style:font-size-asian="1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Liberation Sans1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Tahoma1" style:font-family-asian="Tahoma" style:font-pitch-asian="variable" style:font-size-asian="18pt" style:font-name-complex="Liberation Sans1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Arrière-plan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Tahoma1" style:font-family-asian="Tahoma" style:font-pitch-asian="variable" style:font-size-asian="25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53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pitch-asian="variable" style:font-size-asian="26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36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27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8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81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fo:line-height="81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81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loext:contextual-spacing="false" fo:line-height="81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6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letter-kerning="true" style:font-name-asian="Tahoma1" style:font-family-asian="Tahoma" style:font-pitch-asian="variable" style:font-size-asian="3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29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03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22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loext:contextual-spacing="false" fo:line-height="103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38pt" fo:font-style="normal" fo:text-shadow="none" style:text-underline-style="none" fo:font-weight="normal" style:letter-kerning="true" style:font-name-asian="Tahoma1" style:font-family-asian="Tahoma" style:font-pitch-asian="variable" style:font-size-asian="3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45cm" fo:margin-bottom="0cm" loext:contextual-spacing="false" fo:line-height="103%" fo:text-align="start" style:justify-single-word="false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pitch-asian="variable" style:font-size-asian="2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loext:contextual-spacing="false" style:line-height-at-least="0.353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1" style:font-family-asian="Tahoma" style:font-pitch-asian="variable" style:font-size-asian="1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top="0cm" fo:margin-bottom="0.453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pitch-asian="variable" style:font-size-asian="26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top="0cm" fo:margin-bottom="0.36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top="0cm" fo:margin-bottom="0.27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top="0cm" fo:margin-bottom="0.182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top="0cm" fo:margin-bottom="0.09cm" loext:contextual-spacing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Tahoma1" style:font-family-asian="Tahoma" style:font-pitch-asian="variable" style:font-size-asian="36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indent="0cm" style:auto-text-indent="false"/>
      <style:text-properties style:use-window-font-color="true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Tahoma1" style:font-family-asian="Tahoma" style:font-pitch-asian="variable" style:font-size-asian="25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Inspiration_7e_LT_7e_Hintergrund" style:display-name="Inspiratio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M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144c0a"/>
    </style:style>
    <style:style style:name="MT3" style:family="text"/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3" text:anchor-type="paragraph" svg:x="-1.12cm" svg:y="0cm" svg:width="2.23cm" svg:height="2.499cm" draw:z-index="0"><draw:image xlink:href="Pictures/10000201000001010000011F73611C2D44071294.png" xlink:type="simple" xlink:show="embed" xlink:actuate="onLoad" loext:mime-type="image/png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<text:span text:style-name="MT2">SN</text:span>i<text:span text:style-name="MT2">R</text:span><text:span text:style-name="MT1"> -</text:span><text:tab/>LPR T<text:span text:style-name="MT1">ouchard</text:span> - Le Mans<text:tab/>page <text:span text:style-name="Page_20_Number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creation-date>2018-02-12T13:35:33.802802525</meta:creation-date>
    <dc:language>de-DE</dc:language>
    <meta:editing-cycles>14</meta:editing-cycles>
    <meta:editing-duration>PT59M23S</meta:editing-duration>
    <dc:date>2020-03-12T15:04:14.721205252</dc:date>
    <meta:document-statistic meta:table-count="0" meta:image-count="1" meta:object-count="1" meta:page-count="3" meta:paragraph-count="62" meta:word-count="707" meta:character-count="4111" meta:non-whitespace-character-count="34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over accent="true">
                <mi mathvariant="italic">AB</mi>
                <mo stretchy="false">⃗</mo>
              </mover>
            </mrow>
            <mo fence="true" stretchy="true">|</mo>
          </mrow>
        </mrow>
        <mo fence="true" stretchy="true">|</mo>
      </mrow>
      <mo stretchy="false">=</mo>
      <msqrt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i mathvariant="italic">xb</mi>
                      <mo stretchy="false">−</mo>
                      <mi mathvariant="italic">xa</mi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i mathvariant="italic">yb</mi>
                      <mo stretchy="false">−</mo>
                      <mi mathvariant="italic">ya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abs{abs {vec AB}} = sqrt( (xb-xa)^2 + (yb-ya)^2 )
</annotation>
  </semantics>
</math>
</file>